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aed3f6" officeooo:paragraph-rsid="00aed3f6"/>
    </style:style>
    <style:style style:name="P2" style:family="paragraph" style:parent-style-name="Codeblock">
      <style:text-properties officeooo:paragraph-rsid="00aed3f6"/>
    </style:style>
    <style:style style:name="P3" style:family="paragraph" style:parent-style-name="Standard" style:list-style-name="L1">
      <style:text-properties officeooo:rsid="00aed3f6" officeooo:paragraph-rsid="00aed3f6"/>
    </style:style>
    <style:style style:name="P4" style:family="paragraph" style:parent-style-name="Text_20_body" style:list-style-name="L2">
      <style:text-properties officeooo:paragraph-rsid="00aed3f6"/>
    </style:style>
    <style:style style:name="P5" style:family="paragraph" style:parent-style-name="Text_20_body" style:list-style-name="L2">
      <style:text-properties officeooo:rsid="00b1745c" officeooo:paragraph-rsid="00b1745c"/>
    </style:style>
    <style:style style:name="P6" style:family="paragraph" style:parent-style-name="Text_20_body" style:list-style-name="L2">
      <style:text-properties officeooo:rsid="00b3aa76" officeooo:paragraph-rsid="00b3aa76"/>
    </style:style>
    <style:style style:name="P7" style:family="paragraph" style:parent-style-name="Heading_20_1">
      <style:text-properties officeooo:rsid="00aed3f6" officeooo:paragraph-rsid="008e6563"/>
    </style:style>
    <style:style style:name="T1" style:family="text">
      <style:text-properties officeooo:rsid="00aed3f6"/>
    </style:style>
    <style:style style:name="T2" style:family="text">
      <style:text-properties officeooo:rsid="00b1745c"/>
    </style:style>
    <style:style style:name="T3" style:family="text">
      <style:text-properties officeooo:rsid="00b32c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Fehlerbild</text:h>
      <text:list xml:id="list1981544858" text:style-name="L1">
        <text:list-item>
          <text:p text:style-name="P3">qt app startet erfolgreich mit verbundenem Display (Skript restart-motion.sh)</text:p>
        </text:list-item>
        <text:list-item>
          <text:p text:style-name="P3">wenn der Skript restart-motion.sh als cronjob gestartet wird, erscheint die folgende Fehlermeldung: </text:p>
        </text:list-item>
      </text:list>
      <text:p text:style-name="P2">qt.qpa.screen: QXcbConnection: Could not connect to display :0</text:p>
      <text:p text:style-name="P2">Could not connect to any X display.</text:p>
      <text:p text:style-name="P2"/>
      <text:h text:style-name="Heading_20_1" text:outline-level="1"><text:span text:style-name="T2">versuchte </text:span>Lösung<text:span text:style-name="T2">en</text:span></text:h>
      <text:list xml:id="list63199308" text:style-name="L2">
        <text:list-item>
          <text:p text:style-name="P4"><text:span text:style-name="T1">Displayvariable im Skript setzen, siehe<text:line-break/></text:span><text:a xlink:type="simple" xlink:href="https://stackoverflow.com/questions/32532627/qt-launch-a-message-box-periodically-with-crontab-in-ubuntu" text:style-name="Internet_20_link" text:visited-style-name="Visited_20_Internet_20_Link"><text:span text:style-name="T1">https://stackoverflow.com/questions/32532627/qt-launch-a-message-box-periodically-with-crontab-in-ubuntu</text:span></text:a><text:span text:style-name="T1"><text:line-break/>in restart-motion.sh (funktioniert allein nicht)</text:span></text:p>
        </text:list-item>
      </text:list>
      <text:p text:style-name="Codeblock"><text:span text:style-name="T1"><text:tab/></text:span>DISPLAY=:0</text:p>
      <text:p text:style-name="Codeblock"><text:span text:style-name="T1"><text:tab/></text:span>export DISPLAY</text:p>
      <text:p text:style-name="Codeblock"/>
      <text:list xml:id="list153939517078856" text:continue-numbering="true" text:style-name="L2">
        <text:list-item>
          <text:p text:style-name="P4"><text:span text:style-name="T1">Authority für X11 setzen<text:line-break/></text:span><text:a xlink:type="simple" xlink:href="http://pages.hmc.edu/jspjut/class/s2015/e85/rpi.html" text:style-name="Internet_20_link" text:visited-style-name="Visited_20_Internet_20_Link"><text:span text:style-name="T1">http://pages.hmc.edu/jspjut/class/s2015/e85/rpi.html</text:span></text:a><text:line-break/><text:span text:style-name="T1">in restart-motion.sh (funktioniert allein nicht)</text:span></text:p>
        </text:list-item>
      </text:list>
      <text:p text:style-name="Codeblock"><text:span text:style-name="T1"><text:tab/></text:span>export XAUTHORITY=/home/pi/.Xauthority</text:p>
      <text:p text:style-name="P1"/>
      <text:list xml:id="list153938375726900" text:continue-numbering="true" text:style-name="L2">
        <text:list-item>
          <text:p text:style-name="P4"><text:span text:style-name="T1">.Xauthority für root erstellen<text:line-break/></text:span><text:a xlink:type="simple" xlink:href="https://raspberrypi.stackexchange.com/questions/1719/x11-connection-rejected-because-of-wrong-authentication" text:style-name="Internet_20_link" text:visited-style-name="Visited_20_Internet_20_Link"><text:span text:style-name="T1">https://raspberrypi.stackexchange.com/questions/1719/x11-connection-rejected-because-of-wrong-authentication</text:span></text:a><text:span text:style-name="T1"><text:line-break/>funktioniert allein nicht</text:span></text:p>
        </text:list-item>
      </text:list>
      <text:h text:style-name="Heading_20_1" text:outline-level="1">Lösung</text:h>
      <text:list xml:id="list153938736633074" text:continue-numbering="true" text:style-name="L2">
        <text:list-item>
          <text:p text:style-name="P5">QCoreApplication statt QApplication (nutzt kein GUI)<text:line-break/><text:span text:style-name="T3">in motion.pro:<text:line-break/>QT += core (statt QT += core gui widgets)</text:span></text:p>
        </text:list-item>
        <text:list-item>
          <text:p text:style-name="P6">verifiziert auf pi4-60 mit cronta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loext:contextual-spacing="false"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>
      <style:paragraph-properties fo:margin-left="1.27cm" fo:margin-right="0cm" fo:text-indent="0cm" style:auto-text-indent="false"/>
      <style:text-properties style:font-name="Ubuntu Mono" fo:font-family="'Ubuntu Mono'" style:font-pitch="fixed" fo:font-size="10pt" officeooo:rsid="00035317" style:font-size-asian="10pt" style:font-size-complex="10pt"/>
    </style:style>
    <style:style style:name="Codeblock" style:family="paragraph" style:parent-style-name="Standard">
      <style:paragraph-properties fo:margin-left="1.27cm" fo:margin-right="0cm" fo:margin-top="0cm" fo:margin-bottom="0cm" loext:contextual-spacing="false" fo:text-indent="0cm" style:auto-text-indent="false">
        <style:tab-stops/>
      </style:paragraph-properties>
      <style:text-properties style:font-name="Ubuntu Mono" fo:font-family="'Ubuntu Mono'" style:font-pitch="fixed" fo:font-size="10pt" officeooo:rsid="00ac2822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10-25T13:26:42.817403499</meta:creation-date>
    <meta:generator>LibreOffice/6.0.7.3$Linux_X86_64 LibreOffice_project/00m0$Build-3</meta:generator>
    <dc:date>2021-11-02T15:39:37.912393406</dc:date>
    <dc:creator>Holger Grzonka</dc:creator>
    <meta:editing-duration>P4DT13H27M47S</meta:editing-duration>
    <meta:editing-cycles>67</meta:editing-cycles>
    <meta:document-statistic meta:table-count="0" meta:image-count="0" meta:object-count="0" meta:page-count="1" meta:paragraph-count="15" meta:word-count="103" meta:character-count="1007" meta:non-whitespace-character-count="922"/>
  </office:meta>
</office:document-meta>
</file>